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3c3e8" officeooo:paragraph-rsid="0003c3e8"/>
    </style:style>
    <style:style style:name="P2" style:family="paragraph" style:parent-style-name="Standard">
      <style:paragraph-properties fo:text-align="justify" style:justify-single-word="false"/>
      <style:text-properties officeooo:rsid="0003c3e8" officeooo:paragraph-rsid="0003c3e8"/>
    </style:style>
    <style:style style:name="P3" style:family="paragraph" style:parent-style-name="Standard">
      <style:paragraph-properties fo:text-align="center" style:justify-single-word="false"/>
      <style:text-properties fo:color="#666666" style:font-name="Consolas" fo:font-size="14pt" officeooo:rsid="0003c3e8" officeooo:paragraph-rsid="0003c3e8" style:font-size-asian="12.25pt" style:font-size-complex="14pt"/>
    </style:style>
    <style:style style:name="P4" style:family="paragraph" style:parent-style-name="Standard">
      <style:paragraph-properties fo:text-align="justify" style:justify-single-word="false"/>
      <style:text-properties fo:color="#000000" style:font-name="Liberation Serif" fo:font-size="12pt" officeooo:rsid="0003f168" officeooo:paragraph-rsid="0003f168" style:font-size-asian="10.5pt" style:font-size-complex="12pt"/>
    </style:style>
    <style:style style:name="P5" style:family="paragraph" style:parent-style-name="Standard">
      <style:paragraph-properties fo:text-align="justify" style:justify-single-word="false"/>
      <style:text-properties fo:color="#000000" style:font-name="Liberation Serif" fo:font-size="12pt" officeooo:rsid="00055bcd" officeooo:paragraph-rsid="00055bcd" style:font-size-asian="10.5pt" style:font-size-complex="12pt"/>
    </style:style>
    <style:style style:name="P6" style:family="paragraph" style:parent-style-name="Standard">
      <style:paragraph-properties fo:text-align="justify" style:justify-single-word="false"/>
      <style:text-properties fo:color="#000000" style:font-name="Liberation Serif" fo:font-size="12pt" officeooo:rsid="00079892" officeooo:paragraph-rsid="00079892" style:font-size-asian="10.5pt" style:font-size-complex="12pt"/>
    </style:style>
    <style:style style:name="P7" style:family="paragraph" style:parent-style-name="Standard">
      <style:paragraph-properties fo:text-align="justify" style:justify-single-word="false"/>
      <style:text-properties fo:color="#000000" style:font-name="Liberation Serif" fo:font-size="12pt" officeooo:rsid="000a31a0" officeooo:paragraph-rsid="000a31a0" style:font-size-asian="10.5pt" style:font-size-complex="12pt"/>
    </style:style>
    <style:style style:name="T1" style:family="text">
      <style:text-properties officeooo:rsid="000525d4"/>
    </style:style>
    <style:style style:name="T2" style:family="text">
      <style:text-properties officeooo:rsid="000a31a0"/>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visoire : Sprint 1</text:p>
      <text:p text:style-name="P1"/>
      <text:p text:style-name="P1">Partie JavaCC :</text:p>
      <text:p text:style-name="P1"/>
      <text:p text:style-name="P1"/>
      <text:p text:style-name="P2"><text:tab/>Nous aborderons ici le travail réalisé sur la partie JavaCC/JJtree. le package JavaCC comprend l’outil JJtree. C’est en fait un seul et même outil. Pour créer un fichier JavaCC, Il faut utiliser l’extension .jj. Pour compiler puis exécuter le l’analyse, il faut utiliser les commandes suivantes :</text:p>
      <text:p text:style-name="P2"/>
      <text:p text:style-name="P3">javacc NomDuFichier.jj</text:p>
      <text:p text:style-name="P3"><text:s/>javac *.java</text:p>
      <text:p text:style-name="P3">java NomDuFichier DocumentÀAnalyser</text:p>
      <text:p text:style-name="P3"/>
      <text:p text:style-name="P4"><text:tab/>En effet on commence par compiler le fichier .jj ce qui produit les fichiers Java correspondant à l’analyse que nous souhaitons réaliser, il faut ensuite compiler la pléthore de fichiers alors produite, et l’on fini en utilisant le .class correspondant à notre .jj avec en paramètre le texte à analyser.</text:p>
      <text:p text:style-name="P4"/>
      <text:p text:style-name="P4"><text:tab/><text:span text:style-name="T4">Nous allons maintenant aborder la syntaxe utilisée dans un fichier .jj :</text:span><text:span text:style-name="T3"> </text:span></text:p>
      <text:p text:style-name="P4"/>
      <text:p text:style-name="P4">-<text:span text:style-name="T1">Comme dans un programme Java classique, le fichier ,jj commence avec une déclaration de classe, du nom de notre fichier .jj. Dans la classe nous retrouvons une méthode main, dans laquelle nous avons déjà placé les instructions permettant de parcourir le fichier et d’annoncer si la syntaxe est correcte ou s’il y a une erreur.</text:span></text:p>
      <text:p text:style-name="P4">-<text:span text:style-name="T1">Une partie SKIP, permettant de déclarer les caractères sans valeur (les espaces, les retours à la lignes, etc)</text:span></text:p>
      <text:p text:style-name="P4">-<text:span text:style-name="T1">une partie TOKEN (ATTENTION, il faut obligatoirement un « ou » logique entre chaque token pour que le programme compile, et pour inscrire les symboles « * », « ? » ou « + » pour le nombre de fois ou l’on souhaite le caractère, il faut mettre ce qui précède entre paranthèses).</text:span></text:p>
      <text:p text:style-name="P5">-Le programme JavaCC s’achève sur une partie ou l’on déclare des fonctions, qui servira à l’analyse syntaxique.</text:p>
      <text:p text:style-name="P5"/>
      <text:p text:style-name="P6"><text:tab/>Durant le Sprint 1 nous avons appréhendé la manière de nous servir de JavaCC, puis nous avons retranscris la syntaxe MiniJaja dans le fichier SyntaxChecker,jj à l’aide du PDF de cours de compilation sur la grammaire MiniJaja.</text:p>
      <text:p text:style-name="P6"><text:tab/><text:span text:style-name="T2">Nous nous sommes chargés de supprimer les récursivités à gauche dans les différents fonctions idents et terme. </text:span></text:p>
      <text:p text:style-name="P7"><text:tab/>Pour rendre notre analyseur fonctionnel il suffit maintenant de factoriser nos expre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8T18:23:26.505465435</meta:creation-date>
    <dc:date>2019-09-29T21:08:07.286797903</dc:date>
    <meta:editing-duration>PT2H40M44S</meta:editing-duration>
    <meta:editing-cycles>4</meta:editing-cycles>
    <meta:generator>LibreOffice/6.0.7.3$Linux_X86_64 LibreOffice_project/00m0$Build-3</meta:generator>
    <meta:document-statistic meta:table-count="0" meta:image-count="0" meta:object-count="0" meta:page-count="1" meta:paragraph-count="15" meta:word-count="333" meta:character-count="2045" meta:non-whitespace-character-count="1718"/>
  </office:meta>
</office:document-meta>
</file>